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P1" style:family="paragraph" style:parent-style-name="Header">
      <style:text-properties officeooo:rsid="000f6a8f" officeooo:paragraph-rsid="000f6a8f"/>
    </style:style>
    <style:style style:name="P2" style:family="paragraph" style:parent-style-name="Text_20_body">
      <style:paragraph-properties fo:text-align="center" style:justify-single-word="false"/>
      <style:text-properties officeooo:rsid="000f6a8f"/>
    </style:style>
    <style:style style:name="P3" style:family="paragraph" style:parent-style-name="Text_20_body">
      <style:paragraph-properties fo:text-align="start" style:justify-single-word="false"/>
      <style:text-properties officeooo:rsid="000f6a8f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6.922cm"/>
        </style:tab-stops>
      </style:paragraph-properties>
      <style:text-properties officeooo:rsid="000f6a8f" officeooo:paragraph-rsid="001cdbc9"/>
    </style:style>
    <style:style style:name="P5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{{name}} am {{date:datum|m.d.Y}}</text:h>
      <text:p text:style-name="P2"/>
      <text:p text:style-name="P3">{{#foreach:items}}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Name: {{produkt}}</text:p>
          </table:table-cell>
          <table:table-cell table:style-name="Tabelle1.B1" office:value-type="string">
            <text:p text:style-name="P4">Preis: {{preis}}</text:p>
          </table:table-cell>
        </table:table-row>
      </table:table>
      <text:p text:style-name="P3">{{#endforeach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f6a8f" officeooo:paragraph-rsid="000f6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{{foto}}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8:39:53.472319683</meta:creation-date>
    <dc:date>2025-04-28T06:32:10.704690494</dc:date>
    <meta:editing-duration>PT32M15S</meta:editing-duration>
    <meta:editing-cycles>18</meta:editing-cycles>
    <meta:generator>LibreOffice/24.2.7.2$Linux_X86_64 LibreOffice_project/420$Build-2</meta:generator>
    <dc:coverage>	This document demonstrates how to replace simple variables, repeating items, and inserting an image using OdtTemplateEngine.</dc:coverage>
    <dc:publisher>Walter Dietz</dc:publisher>
    <dc:source>https://github.com/WaltDietzney/odt-template-engine</dc:source>
    <dc:type>Template</dc:type>
    <dc:subject>Demonstration of basic variable replacement</dc:subject>
    <dc:title>Sample 1 - Simple Variables</dc:title>
    <meta:keyword>odt template variables php basic</meta:keyword>
    <meta:document-statistic meta:table-count="1" meta:image-count="0" meta:object-count="0" meta:page-count="1" meta:paragraph-count="6" meta:word-count="10" meta:character-count="106" meta:non-whitespace-character-count="102"/>
  </office:meta>
</office:document-meta>
</file>